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3/meta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3/" manifest:media-type="application/vnd.oasis.opendocument.chart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automatic-styles>
    <style:style style:name="co1" style:family="table-column">
      <style:table-column-properties fo:break-before="auto" style:column-width="0.5181in"/>
    </style:style>
    <style:style style:name="co2" style:family="table-column">
      <style:table-column-properties fo:break-before="auto" style:column-width="0.9681in"/>
    </style:style>
    <style:style style:name="co3" style:family="table-column">
      <style:table-column-properties fo:break-before="auto" style:column-width="0.4638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0.4984in"/>
    </style:style>
    <style:style style:name="co6" style:family="table-column">
      <style:table-column-properties fo:break-before="auto" style:column-width="0.952in"/>
    </style:style>
    <style:style style:name="co7" style:family="table-column">
      <style:table-column-properties fo:break-before="auto" style:column-width="0.4492in"/>
    </style:style>
    <style:style style:name="co8" style:family="table-column">
      <style:table-column-properties fo:break-before="auto" style:column-width="0.589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31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frame draw:z-index="0" draw:style-name="gr1" draw:text-style-name="P1" svg:width="6.2988in" svg:height="3.5429in" svg:x="10.1209in" svg:y="0.5311in">
            <draw:object draw:notify-on-update-of-ranges="Sheet1.B2:Sheet1.B17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6.2988in" svg:height="3.5429in" svg:x="3.422in" svg:y="0.7713in">
            <draw:object draw:notify-on-update-of-ranges="Sheet1.C2:Sheet1.C1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ce2"/>
        <table:table-column table:style-name="co3" table:default-cell-style-name="Default"/>
        <table:table-row table:style-name="ro1">
          <table:table-cell table:style-name="ce1" office:value-type="string" calcext:value-type="string">
            <text:p>pasuk</text:p>
          </table:table-cell>
          <table:table-cell table:style-name="ce1" office:value-type="string" calcext:value-type="string">
            <text:p>Comm-chars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table:formula="of:=LOG([.B3])" office:value-type="float" office:value="2.86153441085904" calcext:value-type="float">
            <text:p>2.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7" calcext:value-type="float">
            <text:p>857</text:p>
          </table:table-cell>
          <table:table-cell table:formula="of:=LOG([.B4])" office:value-type="float" office:value="2.9329808219232" calcext:value-type="float">
            <text:p>2.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0" calcext:value-type="float">
            <text:p>1580</text:p>
          </table:table-cell>
          <table:table-cell table:formula="of:=LOG([.B5])" office:value-type="float" office:value="3.19865708695442" calcext:value-type="float">
            <text:p>3.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0" calcext:value-type="float">
            <text:p>1870</text:p>
          </table:table-cell>
          <table:table-cell table:formula="of:=LOG([.B6])" office:value-type="float" office:value="3.2718416065365" calcext:value-type="float">
            <text:p>3.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5" calcext:value-type="float">
            <text:p>1935</text:p>
          </table:table-cell>
          <table:table-cell table:formula="of:=LOG([.B7])" office:value-type="float" office:value="3.28668096935493" calcext:value-type="float">
            <text:p>3.28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73" calcext:value-type="float">
            <text:p>2173</text:p>
          </table:table-cell>
          <table:table-cell table:formula="of:=LOG([.B8])" office:value-type="float" office:value="3.33705972632052" calcext:value-type="float">
            <text:p>3.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5" calcext:value-type="float">
            <text:p>2295</text:p>
          </table:table-cell>
          <table:table-cell table:formula="of:=LOG([.B9])" office:value-type="float" office:value="3.36078268987328" calcext:value-type="float">
            <text:p>3.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98" calcext:value-type="float">
            <text:p>2398</text:p>
          </table:table-cell>
          <table:table-cell table:formula="of:=LOG([.B10])" office:value-type="float" office:value="3.37984917876283" calcext:value-type="float">
            <text:p>3.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1" calcext:value-type="float">
            <text:p>2701</text:p>
          </table:table-cell>
          <table:table-cell table:formula="of:=LOG([.B11])" office:value-type="float" office:value="3.43152458418745" calcext:value-type="float">
            <text:p>3.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92" calcext:value-type="float">
            <text:p>2792</text:p>
          </table:table-cell>
          <table:table-cell table:formula="of:=LOG([.B12])" office:value-type="float" office:value="3.44591541395112" calcext:value-type="float">
            <text:p>3.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13" calcext:value-type="float">
            <text:p>3513</text:p>
          </table:table-cell>
          <table:table-cell table:formula="of:=LOG([.B13])" office:value-type="float" office:value="3.54567814979202" calcext:value-type="float">
            <text:p>3.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51" calcext:value-type="float">
            <text:p>4251</text:p>
          </table:table-cell>
          <table:table-cell table:formula="of:=LOG([.B14])" office:value-type="float" office:value="3.62849110496712" calcext:value-type="float">
            <text:p>3.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2" calcext:value-type="float">
            <text:p>4312</text:p>
          </table:table-cell>
          <table:table-cell table:formula="of:=LOG([.B15])" office:value-type="float" office:value="3.63467875217868" calcext:value-type="float">
            <text:p>3.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17" calcext:value-type="float">
            <text:p>6517</text:p>
          </table:table-cell>
          <table:table-cell table:formula="of:=LOG([.B16])" office:value-type="float" office:value="3.8140477209956" calcext:value-type="float">
            <text:p>3.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26" calcext:value-type="float">
            <text:p>14726</text:p>
          </table:table-cell>
          <table:table-cell table:formula="of:=LOG([.B17])" office:value-type="float" office:value="4.16808479614068" calcext:value-type="float">
            <text:p>4.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table:number-columns-repeated="2"/>
          <table:table-cell table:style-name="Default"/>
          <table:table-cell/>
        </table:table-row>
        <table:table-row table:style-name="ro1">
          <table:table-cell/>
          <table:table-cell office:value-type="float" office:value="10000" calcext:value-type="float">
            <text:p>1000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4000" calcext:value-type="float">
            <text:p>4000</text:p>
          </table:table-cell>
          <table:table-cell table:style-name="Default"/>
          <table:table-cell/>
        </table:table-row>
        <table:table-row table:style-name="ro1">
          <table:table-cell/>
          <table:table-cell office:value-type="float" office:value="1000" calcext:value-type="float">
            <text:p>1000</text:p>
          </table:table-cell>
          <table:table-cell table:style-name="Default"/>
          <table:table-cell/>
        </table:table-row>
      </table:table>
      <table:table table:name="Sheet2" table:style-name="ta1">
        <table:table-column table:style-name="co5" table:default-cell-style-name="Default"/>
        <table:table-column table:style-name="co6" table:default-cell-style-name="Default"/>
        <table:table-column table:style-name="co7" table:default-cell-style-name="ce2"/>
        <table:table-column table:style-name="co7" table:default-cell-style-name="Default"/>
        <table:table-row table:style-name="ro1">
          <table:table-cell table:style-name="ce1" office:value-type="string" calcext:value-type="string">
            <text:p>pasuk</text:p>
          </table:table-cell>
          <table:table-cell table:style-name="ce1" office:value-type="string" calcext:value-type="string">
            <text:p>Comm-chars</text:p>
          </table:table-cell>
          <table:table-cell table:style-name="ce1" office:value-type="string" calcext:value-type="string">
            <text:p>log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4726" calcext:value-type="float">
            <text:p>14726</text:p>
          </table:table-cell>
          <table:table-cell table:formula="of:=LOG([.B2])" office:value-type="float" office:value="4.16808479614068" calcext:value-type="float">
            <text:p>4.16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4312" calcext:value-type="float">
            <text:p>4312</text:p>
          </table:table-cell>
          <table:table-cell table:formula="of:=LOG([.B3])" office:value-type="float" office:value="3.63467875217868" calcext:value-type="float">
            <text:p>3.635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4251" calcext:value-type="float">
            <text:p>4251</text:p>
          </table:table-cell>
          <table:table-cell table:formula="of:=LOG([.B4])" office:value-type="float" office:value="3.62849110496712" calcext:value-type="float">
            <text:p>3.62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727" calcext:value-type="float">
            <text:p>727</text:p>
          </table:table-cell>
          <table:table-cell table:formula="of:=LOG([.B5])" office:value-type="float" office:value="2.86153441085904" calcext:value-type="float">
            <text:p>2.86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2295" calcext:value-type="float">
            <text:p>2295</text:p>
          </table:table-cell>
          <table:table-cell table:formula="of:=LOG([.B6])" office:value-type="float" office:value="3.36078268987328" calcext:value-type="float">
            <text:p>3.361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580" calcext:value-type="float">
            <text:p>1580</text:p>
          </table:table-cell>
          <table:table-cell table:formula="of:=LOG([.B7])" office:value-type="float" office:value="3.19865708695442" calcext:value-type="float">
            <text:p>3.199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2398" calcext:value-type="float">
            <text:p>2398</text:p>
          </table:table-cell>
          <table:table-cell table:formula="of:=LOG([.B8])" office:value-type="float" office:value="3.37984917876283" calcext:value-type="float">
            <text:p>3.380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3513" calcext:value-type="float">
            <text:p>3513</text:p>
          </table:table-cell>
          <table:table-cell table:formula="of:=LOG([.B9])" office:value-type="float" office:value="3.54567814979202" calcext:value-type="float">
            <text:p>3.5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2173" calcext:value-type="float">
            <text:p>2173</text:p>
          </table:table-cell>
          <table:table-cell table:formula="of:=LOG([.B10])" office:value-type="float" office:value="3.33705972632052" calcext:value-type="float">
            <text:p>3.337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857" calcext:value-type="float">
            <text:p>857</text:p>
          </table:table-cell>
          <table:table-cell table:formula="of:=LOG([.B11])" office:value-type="float" office:value="2.9329808219232" calcext:value-type="float">
            <text:p>2.93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2792" calcext:value-type="float">
            <text:p>2792</text:p>
          </table:table-cell>
          <table:table-cell table:formula="of:=LOG([.B12])" office:value-type="float" office:value="3.44591541395112" calcext:value-type="float">
            <text:p>3.446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" calcext:value-type="float">
            <text:p>0</text:p>
          </table:table-cell>
          <table:table-cell table:style-name="Default" office:value-type="float" office:value="0" calcext:value-type="float">
            <text:p>0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6517" calcext:value-type="float">
            <text:p>6517</text:p>
          </table:table-cell>
          <table:table-cell table:formula="of:=LOG([.B14])" office:value-type="float" office:value="3.8140477209956" calcext:value-type="float">
            <text:p>3.814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1870" calcext:value-type="float">
            <text:p>1870</text:p>
          </table:table-cell>
          <table:table-cell table:formula="of:=LOG([.B15])" office:value-type="float" office:value="3.2718416065365" calcext:value-type="float">
            <text:p>3.27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2701" calcext:value-type="float">
            <text:p>2701</text:p>
          </table:table-cell>
          <table:table-cell table:formula="of:=LOG([.B16])" office:value-type="float" office:value="3.43152458418745" calcext:value-type="float">
            <text:p>3.432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1935" calcext:value-type="float">
            <text:p>1935</text:p>
          </table:table-cell>
          <table:table-cell table:formula="of:=LOG([.B17])" office:value-type="float" office:value="3.28668096935493" calcext:value-type="float">
            <text:p>3.287</text:p>
          </table:table-cell>
          <table:table-cell office:value-type="float" office:value="3" calcext:value-type="float">
            <text:p>3</text:p>
          </table:table-cell>
        </table:table-row>
      </table:table>
      <table:table table:name="Sheet3" table:style-name="ta1">
        <table:shapes>
          <draw:frame draw:z-index="0" draw:style-name="gr1" draw:text-style-name="P1" svg:width="6.2988in" svg:height="3.5429in" svg:x="3.4539in" svg:y="0.4028in">
            <draw:object draw:notify-on-update-of-ranges="Sheet3.B2:Sheet3.B17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</table:shapes>
        <table:table-column table:style-name="co5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" office:value-type="string" calcext:value-type="string">
            <text:p>pasuk</text:p>
          </table:table-cell>
          <table:table-cell table:style-name="ce1" office:value-type="string" calcext:value-type="string">
            <text:p>comms</text:p>
          </table:table-cell>
          <table:table-cell table:style-name="ce1" office:value-type="string" calcext:value-type="string">
            <text:p>clas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19" calcext:value-type="float">
            <text:p>19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table:number-columns-repeated="2" office:value-type="float" office:value="8" calcext:value-type="float">
            <text:p>8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12" calcext:value-type="float">
            <text:p>12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2" calcext:value-type="float">
            <text:p>2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  <table:table-cell office:value-type="float" office:value="3" calcext:value-type="float">
            <text:p>3</text:p>
          </table:table-cell>
        </table:table-row>
      </table:table>
      <table:named-expressions/>
      <table:database-ranges>
        <table:database-range table:name="__Anonymous_Sheet_DB__0" table:target-range-address="Sheet1.A2:Sheet1.B17" table:contains-header="false">
          <table:sort>
            <table:sort-by table:field-number="1" table:data-type="automatic"/>
          </table:sort>
        </table:database-range>
        <table:database-range table:name="__Anonymous_Sheet_DB__1" table:target-range-address="Sheet2.A1:Sheet2.D17">
          <table:sort>
            <table:sort-by table:field-number="0" table:data-type="automatic"/>
          </table:sort>
        </table:database-range>
        <table:database-range table:name="__Anonymous_Sheet_DB__2" table:target-range-address="Sheet3.A1:Sheet3.C1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Hebrew" svg:font-family="'Noto Sans Hebrew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Noto Sans Hebrew" style:language-complex="he" style:country-complex="IL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e" style:country-complex="IL"/>
    </style:default-style>
    <number:number-style style:name="N0">
      <number:number number:min-integer-digits="1"/>
    </number:number-style>
    <number:number-style style:name="N121">
      <number:number number:decimal-places="13" loext:min-decimal-places="13" number:min-integer-digits="1"/>
    </number:number-style>
    <number:number-style style:name="N122">
      <number:number number:decimal-places="12" loext:min-decimal-places="12" number:min-integer-digits="1"/>
    </number:number-style>
    <number:number-style style:name="N123">
      <number:number number:decimal-places="11" loext:min-decimal-places="11" number:min-integer-digits="1"/>
    </number:number-style>
    <number:number-style style:name="N124">
      <number:number number:decimal-places="10" loext:min-decimal-places="10" number:min-integer-digits="1"/>
    </number:number-style>
    <number:number-style style:name="N125">
      <number:number number:decimal-places="9" loext:min-decimal-places="9" number:min-integer-digits="1"/>
    </number:number-style>
    <number:number-style style:name="N126">
      <number:number number:decimal-places="8" loext:min-decimal-places="8" number:min-integer-digits="1"/>
    </number:number-style>
    <number:number-style style:name="N127">
      <number:number number:decimal-places="7" loext:min-decimal-places="7" number:min-integer-digits="1"/>
    </number:number-style>
    <number:number-style style:name="N128">
      <number:number number:decimal-places="6" loext:min-decimal-places="6" number:min-integer-digits="1"/>
    </number:number-style>
    <number:number-style style:name="N129">
      <number:number number:decimal-places="5" loext:min-decimal-places="5" number:min-integer-digits="1"/>
    </number:number-style>
    <number:number-style style:name="N130">
      <number:number number:decimal-places="4" loext:min-decimal-places="4" number:min-integer-digits="1"/>
    </number:number-style>
    <number:number-style style:name="N131">
      <number:number number:decimal-places="3" loext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1-09">00/00/0000</text:date>, <text:time style:data-style-name="N2" text:time-value="22:14:21.33569463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09T21:19:42.069752147</meta:creation-date>
    <dc:date>2022-01-09T22:16:39.957035646</dc:date>
    <meta:editing-duration>PT9M23S</meta:editing-duration>
    <meta:editing-cycles>7</meta:editing-cycles>
    <meta:generator>LibreOffice/6.4.7.2$Linux_X86_64 LibreOffice_project/40$Build-2</meta:generator>
    <meta:document-statistic meta:table-count="3" meta:cell-count="190" meta:object-count="3"/>
  </office:meta>
</office:document-meta>
</file>

<file path=Object 1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B2:Sheet1.B17" svg:x="0.32cm" svg:y="0.18cm" svg:width="13.097cm" svg:height="8.64cm">
          <chartooo:coordinate-region svg:x="1.497cm" svg:y="0.379cm" svg:width="11.92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B2:Sheet1.B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B2:Sheet1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27">
                <text:p>72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857">
                <text:p>857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580">
                <text:p>1580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870">
                <text:p>1870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935">
                <text:p>1935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173">
                <text:p>217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295">
                <text:p>2295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398">
                <text:p>239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01">
                <text:p>2701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792">
                <text:p>279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513">
                <text:p>3513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4251">
                <text:p>4251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4312">
                <text:p>431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6517">
                <text:p>651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4726">
                <text:p>1472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1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2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origin="0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minimum="2" chart:maximum="4.5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1.C2:Sheet1.C17" svg:x="0.32cm" svg:y="0.18cm" svg:width="13.097cm" svg:height="8.64cm">
          <chartooo:coordinate-region svg:x="1.047cm" svg:y="0.379cm" svg:width="12.37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1.C2:Sheet1.C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C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0">
                <text:p>0</text:p>
                <draw:g>
                  <svg:desc>Sheet1.C2:Sheet1.C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2.86153441085904">
                <text:p>2.8615344108590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2.9329808219232">
                <text:p>2.9329808219232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3.19865708695442">
                <text:p>3.1986570869544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3.2718416065365">
                <text:p>3.2718416065365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3.28668096935493">
                <text:p>3.28668096935493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3.33705972632052">
                <text:p>3.33705972632052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3.36078268987328">
                <text:p>3.3607826898732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3.37984917876283">
                <text:p>3.3798491787628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.43152458418745">
                <text:p>3.4315245841874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3.44591541395112">
                <text:p>3.44591541395112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3.54567814979202">
                <text:p>3.54567814979202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3.62849110496712">
                <text:p>3.628491104967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3.63467875217868">
                <text:p>3.63467875217868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3.8140477209956">
                <text:p>3.8140477209956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.16808479614068">
                <text:p>4.1680847961406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2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

<file path=Object 3/content.xml><?xml version="1.0" encoding="utf-8"?>
<office:document-content xmlns:chartooo="http://openoffice.org/2010/chart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>
      <style:graphic-properties draw:stroke="solid" svg:stroke-color="#b3b3b3" draw:fill="none" draw:fill-color="#e6e6e6"/>
    </style:style>
    <style:style style:name="ch9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37cm" svg:y="4.201cm" style:legend-expansion="high" chart:style-name="ch2"/>
        <chart:plot-area chart:style-name="ch3" table:cell-range-address="Sheet3.B2:Sheet3.B17" svg:x="0.32cm" svg:y="0.18cm" svg:width="13.097cm" svg:height="8.64cm">
          <chartooo:coordinate-region svg:x="0.941cm" svg:y="0.379cm" svg:width="12.476cm" svg:height="7.794cm"/>
          <chart:axis chart:dimension="x" chart:name="primary-x" chart:style-name="ch4"/>
          <chart:axis chart:dimension="y" chart:name="primary-y" chart:style-name="ch5">
            <chart:grid chart:style-name="ch6" chart:class="major"/>
          </chart:axis>
          <chart:series chart:style-name="ch7" chart:values-cell-range-address="Sheet3.B2:Sheet3.B17" chart:class="chart:bar">
            <chart:data-point chart:repeated="16"/>
          </chart:series>
          <chart:wall chart:style-name="ch8"/>
          <chart:floor chart:style-name="ch9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9">
                <text:p>19</text:p>
                <draw:g>
                  <svg:desc>Sheet3.B2:Sheet3.B17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7">
                <text:p>7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8">
                <text:p>8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5">
                <text:p>5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3">
                <text:p>3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">
                <text:p>2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4">
                <text:p>4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4">
                <text:p>4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chartooo="http://openoffice.org/2010/chart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7.2$Linux_X86_64 LibreOffice_project/40$Build-2</meta:generator>
  </office:meta>
</office:document-meta>
</file>

<file path=Object 3/styles.xml><?xml version="1.0" encoding="utf-8"?>
<office:document-styles xmlns:dom="http://www.w3.org/2001/xml-events" xmlns:css3t="http://www.w3.org/TR/css3-text/" xmlns:script="urn:oasis:names:tc:opendocument:xmlns:script:1.0" xmlns:loext="urn:org:documentfoundation:names:experimental:office:xmlns:loext:1.0" xmlns:tableooo="http://openoffice.org/2009/table" xmlns:oooc="http://openoffice.org/2004/calc" xmlns:ooow="http://openoffice.org/2004/writer" xmlns:number="urn:oasis:names:tc:opendocument:xmlns:datastyle:1.0" xmlns:office="urn:oasis:names:tc:opendocument:xmlns:office:1.0" xmlns:field="urn:openoffice:names:experimental:ooo-ms-interop:xmlns:field:1.0" xmlns:calcext="urn:org:documentfoundation:names:experimental:calc:xmlns:calcext:1.0" xmlns:dr3d="urn:oasis:names:tc:opendocument:xmlns:dr3d:1.0" xmlns:ooo="http://openoffice.org/2004/office" xmlns:grddl="http://www.w3.org/2003/g/data-view#" xmlns:dc="http://purl.org/dc/elements/1.1/" xmlns:of="urn:oasis:names:tc:opendocument:xmlns:of:1.2" xmlns:fo="urn:oasis:names:tc:opendocument:xmlns:xsl-fo-compatible:1.0" xmlns:xhtml="http://www.w3.org/1999/xhtml" xmlns:xlink="http://www.w3.org/1999/xlink" xmlns:style="urn:oasis:names:tc:opendocument:xmlns:style:1.0" xmlns:text="urn:oasis:names:tc:opendocument:xmlns:text:1.0" xmlns:rpt="http://openoffice.org/2005/report" xmlns:draw="urn:oasis:names:tc:opendocument:xmlns:drawing:1.0" xmlns:chartooo="http://openoffice.org/2010/chart" xmlns:svg="urn:oasis:names:tc:opendocument:xmlns:svg-compatible:1.0" xmlns:drawooo="http://openoffice.org/2010/draw" xmlns:chart="urn:oasis:names:tc:opendocument:xmlns:chart:1.0" xmlns:table="urn:oasis:names:tc:opendocument:xmlns:table:1.0" office:version="1.2">
  <office:styles/>
</office:document-styles>
</file>